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a3720" officeooo:paragraph-rsid="000a3720" style:font-size-asian="16pt" style:font-size-complex="16pt"/>
    </style:style>
    <style:style style:name="P2" style:family="paragraph" style:parent-style-name="Standard">
      <style:text-properties fo:font-size="16pt" officeooo:rsid="000b65ce" officeooo:paragraph-rsid="000b65ce" style:font-size-asian="16pt" style:font-size-complex="16pt"/>
    </style:style>
    <style:style style:name="P3" style:family="paragraph" style:parent-style-name="Standard">
      <style:text-properties fo:font-size="16pt" officeooo:rsid="000ca201" officeooo:paragraph-rsid="000ca201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Topic plans</text:p>
      <text:p text:style-name="P1"/>
      <text:p text:style-name="P2">Introduction</text:p>
      <text:p text:style-name="P1">Bank Bodyguard Duty</text:p>
      <text:p text:style-name="P1">The 'Best' Financial Advisor</text:p>
      <text:p text:style-name="P1">Questions I asked my FAs</text:p>
      <text:p text:style-name="P1">My bet</text:p>
      <text:p text:style-name="P1">Read up on your own</text:p>
      <text:p text:style-name="P1"/>
      <text:p text:style-name="P3">Myth of the 'independent advisor'.</text:p>
      <text:p text:style-name="P3"/>
      <text:p text:style-name="P3">--</text:p>
      <text:p text:style-name="P3">Bound to lose money in Unit Trusts</text:p>
      <text:p text:style-name="P3">job is not to advise you to sell</text:p>
      <text:p text:style-name="P3">'safe deposit box' product</text:p>
      <text:p text:style-name="P3"/>
      <text:p text:style-name="P3"/>
      <text:p text:style-name="P3">What does work:</text:p>
      <text:p text:style-name="P3">Index ETFs</text:p>
      <text:p text:style-name="P3">Blue Chip stocks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4T10:42:27.408000000</meta:creation-date>
    <dc:date>2015-10-25T11:43:57.381000000</dc:date>
    <meta:editing-duration>P1DT1H1M29S</meta:editing-duration>
    <meta:editing-cycles>3</meta:editing-cycles>
    <meta:generator>LibreOffice/4.4.2.2$Windows_x86 LibreOffice_project/c4c7d32d0d49397cad38d62472b0bc8acff48dd6</meta:generator>
    <meta:document-statistic meta:table-count="0" meta:image-count="0" meta:object-count="0" meta:page-count="1" meta:paragraph-count="15" meta:word-count="55" meta:character-count="288" meta:non-whitespace-character-count="248"/>
  </office:meta>
</office:document-meta>
</file>